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Levi  García Domínguez </text:p>
      <text:p text:style-name="P4">DEL 29/02/2020 al 28/02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DE INVESTIGACIÓN EN INSTRUMENTACIÓN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438709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